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003897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d72828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blarfeldur" draw:layer="" svg:width="138.88888800000pt" svg:height="100.00000000000pt"/>
          <draw:path draw:style-name="gr3" draw:id="shape3" draw:name="hviturkross" draw:layer="" svg:width="138.77797672973pt" svg:height="100.00000000000pt" svg:viewBox="0 0 139 100" svg:d="M0 38.8889L38.8578 38.8889L38.8578 0L61.0622 0L61.0622 38.8889L138.778 38.8889L138.778 61.1111L61.0622 61.1111L61.0622 100L38.8578 100L38.8578 61.1111L0 61.1111Z" koffice:nodeTypes="ccccccccccccc"/>
          <draw:path draw:style-name="gr4" draw:id="shape4" draw:name="raudurkross" draw:layer="" svg:width="138.77797672973pt" svg:height="100.00000000000pt" svg:viewBox="0 0 139 100" svg:d="M0 44.4444L44.4089 44.4444L44.4089 0L55.5112 0L55.5112 44.4444L138.778 44.4444L138.778 55.5556L55.5112 55.5556L55.5112 100L44.4089 100L44.4089 55.5556L0 55.5556Z" koffice:nodeTypes="ccccccccccccc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18:25</dc:date>
    <meta:creation-date>2011-05-22T06:11:58</meta:creation-date>
    <dc:creator>Yue Liu</dc:creator>
  </office:meta>
</office:document-meta>
</file>